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TABLE</text:span></text:p>
      <text:p text:style-name="P1"><text:span text:style-name="T1">Members of<text:tab/>Default member accessibility<text:tab/>Allowed declared accessibility of the member</text:span></text:p>
      <text:p text:style-name="P1"><text:span text:style-name="T1">__________________________________________________________________________________</text:span></text:p>
      <text:p text:style-name="P1"><text:span text:style-name="T1">enum<text:tab/><text:s text:c="2"/><text:tab/>public<text:tab/><text:tab/><text:tab/><text:tab/>None</text:span></text:p>
      <text:p text:style-name="P1"><text:span text:style-name="T1">__________________________________________________________________________________</text:span></text:p>
      <text:p text:style-name="P1"><text:span text:style-name="T1">class<text:tab/><text:tab/>private<text:tab/><text:tab/><text:tab/><text:tab/>public</text:span></text:p>
      <text:p text:style-name="P1"><text:span text:style-name="T1"><text:tab/><text:tab/><text:tab/><text:tab/><text:tab/><text:tab/>protected</text:span></text:p>
      <text:p text:style-name="P1"><text:span text:style-name="T1"><text:tab/><text:tab/><text:tab/><text:tab/><text:tab/><text:tab/>internal</text:span></text:p>
      <text:p text:style-name="P1"><text:span text:style-name="T1"><text:tab/><text:tab/><text:tab/><text:tab/><text:tab/><text:tab/>private</text:span></text:p>
      <text:p text:style-name="P1"><text:span text:style-name="T1"><text:tab/><text:tab/><text:tab/><text:tab/><text:tab/><text:tab/>protected internal</text:span></text:p>
      <text:p text:style-name="P1"><text:span text:style-name="T1"><text:tab/><text:tab/><text:tab/><text:tab/><text:tab/><text:tab/>private protected</text:span></text:p>
      <text:p text:style-name="P1"><text:span text:style-name="T1">__________________________________________________________________________________</text:span></text:p>
      <text:p text:style-name="P1"><text:span text:style-name="T1">interface<text:tab/>public<text:tab/><text:tab/><text:tab/><text:tab/>None</text:span></text:p>
      <text:p text:style-name="P1"><text:span text:style-name="T1">__________________________________________________________________________________</text:span></text:p>
      <text:p text:style-name="P1"><text:span text:style-name="T1">struct<text:tab/><text:tab/>private<text:tab/><text:tab/><text:tab/><text:tab/>public</text:span></text:p>
      <text:p text:style-name="P1"><text:span text:style-name="T1"><text:tab/><text:tab/><text:tab/><text:tab/><text:tab/><text:tab/>internal</text:span></text:p>
      <text:p text:style-name="P1"><text:span text:style-name="T1"><text:tab/><text:tab/><text:tab/><text:tab/><text:tab/><text:tab/>privat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